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08eaef"/>
    </style:style>
    <style:style style:name="P3" style:family="paragraph" style:parent-style-name="Standard">
      <style:paragraph-properties fo:text-align="center" style:justify-single-word="false"/>
      <style:text-properties officeooo:paragraph-rsid="00821b39"/>
    </style:style>
    <style:style style:name="P4" style:family="paragraph" style:parent-style-name="Standard">
      <style:paragraph-properties fo:text-align="center" style:justify-single-word="false"/>
      <style:text-properties fo:font-weight="bold" officeooo:rsid="0008eaef" officeooo:paragraph-rsid="0008eaef" style:font-weight-asian="bold" style:font-weight-complex="bold"/>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Standard">
      <style:paragraph-properties fo:text-align="center" style:justify-single-word="false"/>
      <style:text-properties fo:font-weight="normal" officeooo:rsid="0008eaef" officeooo:paragraph-rsid="0008eaef" style:font-weight-asian="normal" style:font-weight-complex="normal"/>
    </style:style>
    <style:style style:name="P7" style:family="paragraph" style:parent-style-name="Standard">
      <style:paragraph-properties fo:text-align="center" style:justify-single-word="false"/>
      <style:text-properties fo:font-weight="normal" officeooo:rsid="0008eaef" officeooo:paragraph-rsid="009541bf" style:font-weight-asian="normal" style:font-weight-complex="normal"/>
    </style:style>
    <style:style style:name="P8" style:family="paragraph" style:parent-style-name="Standard">
      <style:paragraph-properties fo:text-align="center" style:justify-single-word="false"/>
      <style:text-properties fo:font-weight="normal" officeooo:rsid="0008eaef" officeooo:paragraph-rsid="009708c6" style:font-weight-asian="normal" style:font-weight-complex="normal"/>
    </style:style>
    <style:style style:name="P9" style:family="paragraph" style:parent-style-name="Standard">
      <style:paragraph-properties fo:text-align="center" style:justify-single-word="false"/>
      <style:text-properties fo:font-weight="normal" officeooo:rsid="0008eaef" officeooo:paragraph-rsid="00a16704" style:font-weight-asian="normal" style:font-weight-complex="normal"/>
    </style:style>
    <style:style style:name="P10" style:family="paragraph" style:parent-style-name="Standard">
      <style:text-properties officeooo:paragraph-rsid="00352412"/>
    </style:style>
    <style:style style:name="P11" style:family="paragraph" style:parent-style-name="Standard">
      <style:text-properties officeooo:paragraph-rsid="00520458"/>
    </style:style>
    <style:style style:name="P12" style:family="paragraph" style:parent-style-name="Standard">
      <style:text-properties officeooo:rsid="004c5566" officeooo:paragraph-rsid="0056b137"/>
    </style:style>
    <style:style style:name="P13" style:family="paragraph" style:parent-style-name="Standard">
      <style:text-properties officeooo:paragraph-rsid="00610c72"/>
    </style:style>
    <style:style style:name="P14" style:family="paragraph" style:parent-style-name="Standard">
      <style:text-properties officeooo:paragraph-rsid="003a82e3"/>
    </style:style>
    <style:style style:name="P15" style:family="paragraph" style:parent-style-name="Standard">
      <style:text-properties officeooo:paragraph-rsid="0068cb47"/>
    </style:style>
    <style:style style:name="P16" style:family="paragraph" style:parent-style-name="Standard">
      <style:text-properties officeooo:paragraph-rsid="00692195"/>
    </style:style>
    <style:style style:name="P17" style:family="paragraph" style:parent-style-name="Standard">
      <style:text-properties officeooo:paragraph-rsid="006cfb0c"/>
    </style:style>
    <style:style style:name="P18" style:family="paragraph" style:parent-style-name="Standard">
      <style:text-properties officeooo:paragraph-rsid="0070ef1b"/>
    </style:style>
    <style:style style:name="P19" style:family="paragraph" style:parent-style-name="Standard">
      <style:text-properties officeooo:paragraph-rsid="00737ee8"/>
    </style:style>
    <style:style style:name="P20" style:family="paragraph" style:parent-style-name="Standard">
      <style:text-properties officeooo:paragraph-rsid="00766f5b"/>
    </style:style>
    <style:style style:name="P21" style:family="paragraph" style:parent-style-name="Standard">
      <style:text-properties officeooo:paragraph-rsid="00799d60"/>
    </style:style>
    <style:style style:name="P22" style:family="paragraph" style:parent-style-name="Standard">
      <style:text-properties officeooo:paragraph-rsid="006e16d1"/>
    </style:style>
    <style:style style:name="P23" style:family="paragraph" style:parent-style-name="Text_20_body">
      <style:text-properties officeooo:paragraph-rsid="006e16d1"/>
    </style:style>
    <style:style style:name="P24" style:family="paragraph" style:parent-style-name="Standard">
      <style:text-properties officeooo:paragraph-rsid="0080e96c"/>
    </style:style>
    <style:style style:name="P25" style:family="paragraph" style:parent-style-name="Standard">
      <style:text-properties style:font-name="Times New Roman2" fo:font-weight="bold" officeooo:rsid="00817b8a" officeooo:paragraph-rsid="00817b8a" style:font-weight-asian="bold" style:font-weight-complex="bold"/>
    </style:style>
    <style:style style:name="P26" style:family="paragraph" style:parent-style-name="Text_20_body">
      <style:text-properties style:font-name="Times New Roman2" fo:font-weight="normal" officeooo:rsid="00817b8a" officeooo:paragraph-rsid="00817b8a" style:font-weight-asian="normal" style:font-weight-complex="normal"/>
    </style:style>
    <style:style style:name="P27" style:family="paragraph" style:parent-style-name="Standard">
      <style:text-properties officeooo:paragraph-rsid="009a3af5"/>
    </style:style>
    <style:style style:name="P28" style:family="paragraph" style:parent-style-name="Standard">
      <style:text-properties officeooo:paragraph-rsid="009d4c79"/>
    </style:style>
    <style:style style:name="P29" style:family="paragraph" style:parent-style-name="Standard">
      <style:text-properties style:font-name="Times New Roman" fo:font-weight="bold" officeooo:rsid="001d2fcc" officeooo:paragraph-rsid="0080e96c" style:font-weight-asian="bold" style:font-weight-complex="bold"/>
    </style:style>
    <style:style style:name="P30" style:family="paragraph" style:parent-style-name="Standard">
      <style:paragraph-properties fo:break-before="page"/>
      <style:text-properties style:font-name="Times New Roman" fo:font-weight="bold" officeooo:rsid="001d2fcc" officeooo:paragraph-rsid="0080e96c" style:font-weight-asian="bold" style:font-weight-complex="bold"/>
    </style:style>
    <style:style style:name="P31" style:family="paragraph" style:parent-style-name="Standard">
      <style:text-properties officeooo:paragraph-rsid="009eee3c"/>
    </style:style>
    <style:style style:name="P32" style:family="paragraph" style:parent-style-name="Text_20_body">
      <style:paragraph-properties fo:padding="0.049cm" fo:border="0.06pt solid #d9d9e3"/>
    </style:style>
    <style:style style:name="P33" style:family="paragraph" style:parent-style-name="Standard">
      <style:paragraph-properties fo:text-align="center" style:justify-single-word="false"/>
      <style:text-properties officeooo:rsid="00a27f3d" officeooo:paragraph-rsid="00a27f3d"/>
    </style:style>
    <style:style style:name="P34" style:family="paragraph" style:parent-style-name="Heading_20_3">
      <style:paragraph-properties fo:margin-left="0cm" fo:margin-right="0cm" fo:text-indent="0cm" style:auto-text-indent="false" fo:padding="0.049cm" fo:border="0.06pt solid #d9d9e3"/>
    </style:style>
    <style:style style:name="P35" style:family="paragraph" style:parent-style-name="Text_20_body">
      <style:paragraph-properties fo:margin-left="0cm" fo:margin-right="0cm" fo:text-indent="0cm" style:auto-text-indent="false" fo:padding="0.049cm" fo:border="0.06pt solid #d9d9e3"/>
    </style:style>
    <style:style style:name="P36" style:family="paragraph" style:parent-style-name="Heading_20_3">
      <style:paragraph-properties fo:break-before="page" fo:padding="0.049cm" fo:border="0.06pt solid #d9d9e3"/>
    </style:style>
    <style:style style:name="P37" style:family="paragraph" style:parent-style-name="Standard">
      <style:paragraph-properties fo:text-align="center" style:justify-single-word="false"/>
      <style:text-properties officeooo:paragraph-rsid="007bb7d1"/>
    </style:style>
    <style:style style:name="P38" style:family="paragraph" style:parent-style-name="Text_20_body" style:list-style-name="L1">
      <style:paragraph-properties fo:padding="0.049cm" fo:border="0.06pt solid #d9d9e3"/>
    </style:style>
    <style:style style:name="T1" style:family="text">
      <style:text-properties style:font-name="Times New Roman2" fo:font-size="24pt" fo:font-weight="bold" officeooo:rsid="001beb5d" style:font-size-asian="24pt" style:font-weight-asian="bold" style:font-size-complex="24pt" style:font-weight-complex="bold"/>
    </style:style>
    <style:style style:name="T2" style:family="text">
      <style:text-properties style:font-name="Times New Roman2" officeooo:rsid="00266c05"/>
    </style:style>
    <style:style style:name="T3" style:family="text">
      <style:text-properties style:font-name="Times New Roman2" officeooo:rsid="002ae009"/>
    </style:style>
    <style:style style:name="T4" style:family="text">
      <style:text-properties style:font-name="Times New Roman2" officeooo:rsid="002bb9a3"/>
    </style:style>
    <style:style style:name="T5" style:family="text">
      <style:text-properties style:font-name="Times New Roman2" officeooo:rsid="002cbbb6"/>
    </style:style>
    <style:style style:name="T6" style:family="text">
      <style:text-properties style:font-name="Times New Roman2" officeooo:rsid="00318474"/>
    </style:style>
    <style:style style:name="T7" style:family="text">
      <style:text-properties style:font-name="Times New Roman2" officeooo:rsid="00352412"/>
    </style:style>
    <style:style style:name="T8" style:family="text">
      <style:text-properties style:font-name="Times New Roman2" officeooo:rsid="0037a00c"/>
    </style:style>
    <style:style style:name="T9" style:family="text">
      <style:text-properties style:font-name="Times New Roman2" officeooo:rsid="003a82e3"/>
    </style:style>
    <style:style style:name="T10" style:family="text">
      <style:text-properties style:font-name="Times New Roman2" officeooo:rsid="0043e8f6"/>
    </style:style>
    <style:style style:name="T11" style:family="text">
      <style:text-properties style:font-name="Times New Roman2" officeooo:rsid="0046aace"/>
    </style:style>
    <style:style style:name="T12" style:family="text">
      <style:text-properties style:font-name="Times New Roman2" officeooo:rsid="004c5566"/>
    </style:style>
    <style:style style:name="T13" style:family="text">
      <style:text-properties style:font-name="Times New Roman2" officeooo:rsid="004dfd8a"/>
    </style:style>
    <style:style style:name="T14" style:family="text">
      <style:text-properties style:font-name="Times New Roman2" officeooo:rsid="004ecdc7"/>
    </style:style>
    <style:style style:name="T15" style:family="text">
      <style:text-properties style:font-name="Times New Roman2" officeooo:rsid="005183aa"/>
    </style:style>
    <style:style style:name="T16" style:family="text">
      <style:text-properties style:font-name="Times New Roman2" officeooo:rsid="0052fef7"/>
    </style:style>
    <style:style style:name="T17" style:family="text">
      <style:text-properties style:font-name="Times New Roman2" officeooo:rsid="00534377"/>
    </style:style>
    <style:style style:name="T18" style:family="text">
      <style:text-properties style:font-name="Times New Roman2" officeooo:rsid="0054629a"/>
    </style:style>
    <style:style style:name="T19" style:family="text">
      <style:text-properties style:font-name="Times New Roman2" officeooo:rsid="0056b137"/>
    </style:style>
    <style:style style:name="T20" style:family="text">
      <style:text-properties style:font-name="Times New Roman2" officeooo:rsid="00578aca"/>
    </style:style>
    <style:style style:name="T21" style:family="text">
      <style:text-properties style:font-name="Times New Roman2" officeooo:rsid="0057cbb6"/>
    </style:style>
    <style:style style:name="T22" style:family="text">
      <style:text-properties style:font-name="Times New Roman2" officeooo:rsid="005fd66a"/>
    </style:style>
    <style:style style:name="T23" style:family="text">
      <style:text-properties style:font-name="Times New Roman2" officeooo:rsid="006042f3"/>
    </style:style>
    <style:style style:name="T24" style:family="text">
      <style:text-properties style:font-name="Times New Roman2" officeooo:rsid="0062d19e"/>
    </style:style>
    <style:style style:name="T25" style:family="text">
      <style:text-properties style:font-name="Times New Roman2" officeooo:rsid="00653a6b"/>
    </style:style>
    <style:style style:name="T26" style:family="text">
      <style:text-properties style:font-name="Times New Roman2" officeooo:rsid="0065f9b5"/>
    </style:style>
    <style:style style:name="T27" style:family="text">
      <style:text-properties style:font-name="Times New Roman2" officeooo:rsid="0066109c"/>
    </style:style>
    <style:style style:name="T28" style:family="text">
      <style:text-properties style:font-name="Times New Roman2" officeooo:rsid="006890e4"/>
    </style:style>
    <style:style style:name="T29" style:family="text">
      <style:text-properties style:font-name="Times New Roman2" officeooo:rsid="0068cb47"/>
    </style:style>
    <style:style style:name="T30" style:family="text">
      <style:text-properties style:font-name="Times New Roman2" officeooo:rsid="00692195"/>
    </style:style>
    <style:style style:name="T31" style:family="text">
      <style:text-properties style:font-name="Times New Roman2" officeooo:rsid="006d1205"/>
    </style:style>
    <style:style style:name="T32" style:family="text">
      <style:text-properties style:font-name="Times New Roman2" officeooo:rsid="006e16d1"/>
    </style:style>
    <style:style style:name="T33" style:family="text">
      <style:text-properties style:font-name="Times New Roman2" fo:font-style="italic" officeooo:rsid="0071f23c" style:font-style-asian="italic" style:font-style-complex="italic"/>
    </style:style>
    <style:style style:name="T34" style:family="text">
      <style:text-properties style:font-name="Times New Roman2" fo:font-style="italic" style:text-underline-style="none" fo:font-weight="normal" officeooo:rsid="00610c72" style:font-style-asian="italic" style:font-weight-asian="normal" style:font-style-complex="italic" style:font-weight-complex="normal"/>
    </style:style>
    <style:style style:name="T35" style:family="text">
      <style:text-properties style:font-name="Times New Roman2" officeooo:rsid="006f6c9b"/>
    </style:style>
    <style:style style:name="T36" style:family="text">
      <style:text-properties style:font-name="Times New Roman2" fo:font-weight="normal" officeooo:rsid="00821b39" style:font-weight-asian="normal" style:font-weight-complex="normal"/>
    </style:style>
    <style:style style:name="T37" style:family="text">
      <style:text-properties style:font-name="Times New Roman2" officeooo:rsid="0070ef1b"/>
    </style:style>
    <style:style style:name="T38" style:family="text">
      <style:text-properties style:font-name="Times New Roman2" officeooo:rsid="0071f23c"/>
    </style:style>
    <style:style style:name="T39" style:family="text">
      <style:text-properties style:font-name="Times New Roman2" officeooo:rsid="0072fde8"/>
    </style:style>
    <style:style style:name="T40" style:family="text">
      <style:text-properties style:font-name="Times New Roman2" officeooo:rsid="00737ee8"/>
    </style:style>
    <style:style style:name="T41" style:family="text">
      <style:text-properties style:font-name="Times New Roman2" officeooo:rsid="007418bd"/>
    </style:style>
    <style:style style:name="T42" style:family="text">
      <style:text-properties style:font-name="Times New Roman2" officeooo:rsid="007530a4"/>
    </style:style>
    <style:style style:name="T43" style:family="text">
      <style:text-properties style:font-name="Times New Roman2" officeooo:rsid="00766f5b"/>
    </style:style>
    <style:style style:name="T44" style:family="text">
      <style:text-properties style:font-name="Times New Roman2" officeooo:rsid="0077df45"/>
    </style:style>
    <style:style style:name="T45" style:family="text">
      <style:text-properties style:font-name="Times New Roman2" officeooo:rsid="00799d60"/>
    </style:style>
    <style:style style:name="T46" style:family="text">
      <style:text-properties style:font-name="Times New Roman2" officeooo:rsid="0079e1e2"/>
    </style:style>
    <style:style style:name="T47" style:family="text">
      <style:text-properties style:font-name="Times New Roman2" officeooo:rsid="007d2ce3"/>
    </style:style>
    <style:style style:name="T48" style:family="text">
      <style:text-properties style:font-name="Times New Roman2" officeooo:rsid="0084179a"/>
    </style:style>
    <style:style style:name="T49" style:family="text">
      <style:text-properties style:font-name="Times New Roman2" officeooo:rsid="0088f414"/>
    </style:style>
    <style:style style:name="T50" style:family="text">
      <style:text-properties style:font-name="Times New Roman2" officeooo:rsid="008eaf67"/>
    </style:style>
    <style:style style:name="T51" style:family="text">
      <style:text-properties style:font-name="Times New Roman2" fo:font-style="normal" officeooo:rsid="006cfb0c" style:font-style-asian="normal" style:font-style-complex="normal"/>
    </style:style>
    <style:style style:name="T52" style:family="text">
      <style:text-properties style:font-name="Times New Roman2" fo:font-style="normal" officeooo:rsid="005183aa" style:font-style-asian="normal" style:font-style-complex="normal"/>
    </style:style>
    <style:style style:name="T53" style:family="text">
      <style:text-properties style:font-name="Times New Roman2" fo:font-style="normal" style:text-underline-style="none" officeooo:rsid="007530a4" style:font-style-asian="normal" style:font-style-complex="normal"/>
    </style:style>
    <style:style style:name="T54" style:family="text">
      <style:text-properties style:font-name="Times New Roman2" fo:font-style="normal" style:text-underline-style="none" officeooo:rsid="009d4c79" style:font-style-asian="normal" style:font-style-complex="normal"/>
    </style:style>
    <style:style style:name="T55" style:family="text">
      <style:text-properties style:font-name="Times New Roman2" fo:font-style="normal" style:text-underline-style="none" fo:font-weight="normal" officeooo:rsid="00799d60" style:font-style-asian="normal" style:font-weight-asian="normal" style:font-style-complex="normal" style:font-weight-complex="normal"/>
    </style:style>
    <style:style style:name="T56" style:family="text">
      <style:text-properties style:font-name="Times New Roman2" fo:font-style="normal" style:text-underline-style="solid" style:text-underline-width="auto" style:text-underline-color="font-color" fo:font-weight="normal" officeooo:rsid="00799d60" style:font-style-asian="normal" style:font-weight-asian="normal" style:font-style-complex="normal" style:font-weight-complex="normal"/>
    </style:style>
    <style:style style:name="T57" style:family="text">
      <style:text-properties style:font-name="Times New Roman2" officeooo:rsid="00903f30"/>
    </style:style>
    <style:style style:name="T58" style:family="text">
      <style:text-properties style:font-name="Times New Roman2" officeooo:rsid="009763f3"/>
    </style:style>
    <style:style style:name="T59" style:family="text">
      <style:text-properties style:font-name="Times New Roman2" officeooo:rsid="00983fd9"/>
    </style:style>
    <style:style style:name="T60" style:family="text">
      <style:text-properties style:font-name="Times New Roman2" fo:font-weight="bold" officeooo:rsid="00737ee8" style:font-weight-asian="bold" style:font-weight-complex="bold"/>
    </style:style>
    <style:style style:name="T61" style:family="text">
      <style:text-properties style:font-name="Times New Roman2" officeooo:rsid="009a3af5"/>
    </style:style>
    <style:style style:name="T62" style:family="text">
      <style:text-properties style:font-name="Times New Roman2" officeooo:rsid="009ca923"/>
    </style:style>
    <style:style style:name="T63" style:family="text">
      <style:text-properties style:font-name="Times New Roman2" officeooo:rsid="009d4c79"/>
    </style:style>
    <style:style style:name="T64" style:family="text">
      <style:text-properties style:font-name="Times New Roman2" officeooo:rsid="009e9cfd"/>
    </style:style>
    <style:style style:name="T65" style:family="text">
      <style:text-properties style:font-name="Times New Roman2" officeooo:rsid="009eebb8"/>
    </style:style>
    <style:style style:name="T66" style:family="text">
      <style:text-properties style:font-name="Times New Roman2" officeooo:rsid="009eee3c"/>
    </style:style>
    <style:style style:name="T67" style:family="text">
      <style:text-properties style:font-name="Times New Roman2" officeooo:rsid="009fb067"/>
    </style:style>
    <style:style style:name="T68" style:family="text">
      <style:text-properties style:font-name="Times New Roman2" officeooo:rsid="00a0bbe4"/>
    </style:style>
    <style:style style:name="T69" style:family="text">
      <style:text-properties style:font-name="Times New Roman2" officeooo:rsid="00a37d7f"/>
    </style:style>
    <style:style style:name="T70" style:family="text">
      <style:text-properties style:font-name="Times New Roman2" officeooo:rsid="00a58a93"/>
    </style:style>
    <style:style style:name="T71" style:family="text">
      <style:text-properties officeooo:rsid="000cbfa2"/>
    </style:style>
    <style:style style:name="T72" style:family="text">
      <style:text-properties officeooo:rsid="00150f9d"/>
    </style:style>
    <style:style style:name="T73" style:family="text">
      <style:text-properties officeooo:rsid="0019aa62"/>
    </style:style>
    <style:style style:name="T74" style:family="text">
      <style:text-properties officeooo:rsid="001af975"/>
    </style:style>
    <style:style style:name="T75" style:family="text">
      <style:text-properties officeooo:rsid="001beb5d"/>
    </style:style>
    <style:style style:name="T76" style:family="text">
      <style:text-properties fo:font-size="24pt" fo:font-weight="bold" officeooo:rsid="0008eaef" style:font-size-asian="24pt" style:font-weight-asian="bold" style:font-size-complex="24pt" style:font-weight-complex="bold"/>
    </style:style>
    <style:style style:name="T77" style:family="text">
      <style:text-properties officeooo:rsid="001de3a8"/>
    </style:style>
    <style:style style:name="T78" style:family="text">
      <style:text-properties style:font-name="Times New Roman1" style:text-underline-style="none" fo:font-weight="normal" officeooo:rsid="00360126" style:font-weight-asian="normal" style:font-weight-complex="normal"/>
    </style:style>
    <style:style style:name="T79" style:family="text">
      <style:text-properties style:font-name="Times New Roman1" fo:font-weight="normal" officeooo:rsid="007ddce3" style:font-weight-asian="normal" style:font-weight-complex="normal"/>
    </style:style>
    <style:style style:name="T80" style:family="text">
      <style:text-properties style:font-name="Times New Roman1" fo:font-weight="normal" officeooo:rsid="008189b1" style:font-weight-asian="normal" style:font-weight-complex="normal"/>
    </style:style>
    <style:style style:name="T81" style:family="text">
      <style:text-properties style:font-name="Times New Roman1" fo:font-weight="normal" officeooo:rsid="00360126" style:font-weight-asian="normal" style:font-weight-complex="normal"/>
    </style:style>
    <style:style style:name="T82" style:family="text">
      <style:text-properties style:font-name="Times New Roman1" fo:font-weight="normal" officeooo:rsid="00943623" style:font-weight-asian="normal" style:font-weight-complex="normal"/>
    </style:style>
    <style:style style:name="T83" style:family="text">
      <style:text-properties style:font-name="Times New Roman1" officeooo:rsid="00360126"/>
    </style:style>
    <style:style style:name="T84" style:family="text">
      <style:text-properties officeooo:rsid="0022e655"/>
    </style:style>
    <style:style style:name="T85" style:family="text">
      <style:text-properties officeooo:rsid="00252f3c"/>
    </style:style>
    <style:style style:name="T86" style:family="text">
      <style:text-properties fo:font-style="italic" style:text-underline-style="solid" style:text-underline-width="auto" style:text-underline-color="font-color" style:font-style-asian="italic" style:font-style-complex="italic"/>
    </style:style>
    <style:style style:name="T87" style:family="text">
      <style:text-properties fo:font-style="italic" style:text-underline-style="solid" style:text-underline-width="auto" style:text-underline-color="font-color" officeooo:rsid="000ac417" style:font-style-asian="italic" style:font-style-complex="italic"/>
    </style:style>
    <style:style style:name="T88" style:family="text">
      <style:text-properties fo:font-style="italic" officeooo:rsid="00799d60" style:font-style-asian="italic" style:font-style-complex="italic"/>
    </style:style>
    <style:style style:name="T89" style:family="text">
      <style:text-properties fo:font-style="italic" officeooo:rsid="00326a1c" style:font-style-asian="italic" style:font-style-complex="italic"/>
    </style:style>
    <style:style style:name="T90" style:family="text">
      <style:text-properties fo:font-style="italic" officeooo:rsid="009eebb8" style:font-style-asian="italic" style:font-style-complex="italic"/>
    </style:style>
    <style:style style:name="T91" style:family="text">
      <style:text-properties fo:font-style="italic" style:text-underline-style="none" fo:font-weight="normal" style:font-style-asian="italic" style:font-weight-asian="normal" style:font-style-complex="italic" style:font-weight-complex="normal"/>
    </style:style>
    <style:style style:name="T92" style:family="text">
      <style:text-properties officeooo:rsid="00266c05"/>
    </style:style>
    <style:style style:name="T93" style:family="text">
      <style:text-properties officeooo:rsid="00286ada"/>
    </style:style>
    <style:style style:name="T94" style:family="text">
      <style:text-properties officeooo:rsid="0028d562"/>
    </style:style>
    <style:style style:name="T95" style:family="text">
      <style:text-properties officeooo:rsid="002a2837"/>
    </style:style>
    <style:style style:name="T96" style:family="text">
      <style:text-properties officeooo:rsid="002ae009"/>
    </style:style>
    <style:style style:name="T97" style:family="text">
      <style:text-properties officeooo:rsid="002bb9a3"/>
    </style:style>
    <style:style style:name="T98" style:family="text">
      <style:text-properties officeooo:rsid="002e8063"/>
    </style:style>
    <style:style style:name="T99" style:family="text">
      <style:text-properties officeooo:rsid="00318474"/>
    </style:style>
    <style:style style:name="T100" style:family="text">
      <style:text-properties officeooo:rsid="00326a1c"/>
    </style:style>
    <style:style style:name="T101" style:family="text">
      <style:text-properties officeooo:rsid="0032cf33"/>
    </style:style>
    <style:style style:name="T102" style:family="text">
      <style:text-properties officeooo:rsid="0034b360"/>
    </style:style>
    <style:style style:name="T103" style:family="text">
      <style:text-properties officeooo:rsid="00350ab1"/>
    </style:style>
    <style:style style:name="T104" style:family="text">
      <style:text-properties officeooo:rsid="00352412"/>
    </style:style>
    <style:style style:name="T105" style:family="text">
      <style:text-properties officeooo:rsid="00360126"/>
    </style:style>
    <style:style style:name="T106" style:family="text">
      <style:text-properties officeooo:rsid="0037a00c"/>
    </style:style>
    <style:style style:name="T107" style:family="text">
      <style:text-properties officeooo:rsid="0038b726"/>
    </style:style>
    <style:style style:name="T108" style:family="text">
      <style:text-properties officeooo:rsid="003a82e3"/>
    </style:style>
    <style:style style:name="T109" style:family="text">
      <style:text-properties officeooo:rsid="003e18ed"/>
    </style:style>
    <style:style style:name="T110" style:family="text">
      <style:text-properties officeooo:rsid="0040a9e3"/>
    </style:style>
    <style:style style:name="T111" style:family="text">
      <style:text-properties officeooo:rsid="0043e8f6"/>
    </style:style>
    <style:style style:name="T112" style:family="text">
      <style:text-properties officeooo:rsid="0045bacc"/>
    </style:style>
    <style:style style:name="T113" style:family="text">
      <style:text-properties officeooo:rsid="0046aace"/>
    </style:style>
    <style:style style:name="T114" style:family="text">
      <style:text-properties officeooo:rsid="0048d166"/>
    </style:style>
    <style:style style:name="T115" style:family="text">
      <style:text-properties officeooo:rsid="004a8e7f"/>
    </style:style>
    <style:style style:name="T116" style:family="text">
      <style:text-properties officeooo:rsid="004c5566"/>
    </style:style>
    <style:style style:name="T117" style:family="text">
      <style:text-properties officeooo:rsid="004dfd8a"/>
    </style:style>
    <style:style style:name="T118" style:family="text">
      <style:text-properties officeooo:rsid="004e2d39"/>
    </style:style>
    <style:style style:name="T119" style:family="text">
      <style:text-properties officeooo:rsid="005183aa"/>
    </style:style>
    <style:style style:name="T120" style:family="text">
      <style:text-properties officeooo:rsid="00520458"/>
    </style:style>
    <style:style style:name="T121" style:family="text">
      <style:text-properties officeooo:rsid="0052fb50"/>
    </style:style>
    <style:style style:name="T122" style:family="text">
      <style:text-properties officeooo:rsid="00534377"/>
    </style:style>
    <style:style style:name="T123" style:family="text">
      <style:text-properties officeooo:rsid="0054629a"/>
    </style:style>
    <style:style style:name="T124" style:family="text">
      <style:text-properties officeooo:rsid="0055bbd3"/>
    </style:style>
    <style:style style:name="T125" style:family="text">
      <style:text-properties officeooo:rsid="0056b137"/>
    </style:style>
    <style:style style:name="T126" style:family="text">
      <style:text-properties officeooo:rsid="0056c99b"/>
    </style:style>
    <style:style style:name="T127" style:family="text">
      <style:text-properties officeooo:rsid="005e9368"/>
    </style:style>
    <style:style style:name="T128" style:family="text">
      <style:text-properties officeooo:rsid="005f35e7"/>
    </style:style>
    <style:style style:name="T129" style:family="text">
      <style:text-properties officeooo:rsid="005fd66a"/>
    </style:style>
    <style:style style:name="T130" style:family="text">
      <style:text-properties officeooo:rsid="006042f3"/>
    </style:style>
    <style:style style:name="T131" style:family="text">
      <style:text-properties officeooo:rsid="00610c72"/>
    </style:style>
    <style:style style:name="T132" style:family="text">
      <style:text-properties officeooo:rsid="0062d19e"/>
    </style:style>
    <style:style style:name="T133" style:family="text">
      <style:text-properties officeooo:rsid="00653a6b"/>
    </style:style>
    <style:style style:name="T134" style:family="text">
      <style:text-properties officeooo:rsid="0066109c"/>
    </style:style>
    <style:style style:name="T135" style:family="text">
      <style:text-properties officeooo:rsid="006667f4"/>
    </style:style>
    <style:style style:name="T136" style:family="text">
      <style:text-properties officeooo:rsid="0067ccce"/>
    </style:style>
    <style:style style:name="T137" style:family="text">
      <style:text-properties officeooo:rsid="006890e4"/>
    </style:style>
    <style:style style:name="T138" style:family="text">
      <style:text-properties officeooo:rsid="0068cb47"/>
    </style:style>
    <style:style style:name="T139" style:family="text">
      <style:text-properties officeooo:rsid="00692195"/>
    </style:style>
    <style:style style:name="T140" style:family="text">
      <style:text-properties style:text-underline-style="none"/>
    </style:style>
    <style:style style:name="T141" style:family="text">
      <style:text-properties officeooo:rsid="006e16d1"/>
    </style:style>
    <style:style style:name="T142" style:family="text">
      <style:text-properties officeooo:rsid="0070ef1b"/>
    </style:style>
    <style:style style:name="T143" style:family="text">
      <style:text-properties fo:font-weight="normal" officeooo:rsid="0008eaef" style:font-weight-asian="normal" style:font-weight-complex="normal"/>
    </style:style>
    <style:style style:name="T144" style:family="text">
      <style:text-properties officeooo:rsid="0071f23c"/>
    </style:style>
    <style:style style:name="T145" style:family="text">
      <style:text-properties officeooo:rsid="00737ee8"/>
    </style:style>
    <style:style style:name="T146" style:family="text">
      <style:text-properties officeooo:rsid="007411b3"/>
    </style:style>
    <style:style style:name="T147" style:family="text">
      <style:text-properties officeooo:rsid="007418bd"/>
    </style:style>
    <style:style style:name="T148" style:family="text">
      <style:text-properties officeooo:rsid="00773331"/>
    </style:style>
    <style:style style:name="T149" style:family="text">
      <style:text-properties officeooo:rsid="0077df45"/>
    </style:style>
    <style:style style:name="T150" style:family="text">
      <style:text-properties officeooo:rsid="00799d60"/>
    </style:style>
    <style:style style:name="T151" style:family="text">
      <style:text-properties officeooo:rsid="0079e1e2"/>
    </style:style>
    <style:style style:name="T152" style:family="text">
      <style:text-properties officeooo:rsid="007d2ce3"/>
    </style:style>
    <style:style style:name="T153" style:family="text">
      <style:text-properties fo:font-variant="normal" fo:text-transform="none" fo:color="#000000" loext:opacity="100%" style:font-name="Times New Roman" fo:font-size="12pt" fo:letter-spacing="normal" fo:font-style="normal" fo:font-weight="bold" officeooo:rsid="001d2fcc" style:font-weight-asian="bold" style:font-weight-complex="bold"/>
    </style:style>
    <style:style style:name="T154" style:family="text">
      <style:text-properties fo:font-variant="normal" fo:text-transform="none" fo:color="#000000" loext:opacity="100%" style:font-name="Times New Roman" fo:font-size="12pt" fo:letter-spacing="normal" fo:font-style="normal" fo:font-weight="bold" officeooo:rsid="0080e96c" style:font-weight-asian="bold" style:font-weight-complex="bold"/>
    </style:style>
    <style:style style:name="T155" style:family="text">
      <style:text-properties officeooo:rsid="0080240f"/>
    </style:style>
    <style:style style:name="T156" style:family="text">
      <style:text-properties loext:padding="0.049cm" loext:border="0.06pt solid #d9d9e3"/>
    </style:style>
    <style:style style:name="T157" style:family="text">
      <style:text-properties officeooo:rsid="00853c91"/>
    </style:style>
    <style:style style:name="T158" style:family="text">
      <style:text-properties officeooo:rsid="0088f414"/>
    </style:style>
    <style:style style:name="T159" style:family="text">
      <style:text-properties officeooo:rsid="008d0250"/>
    </style:style>
    <style:style style:name="T160" style:family="text">
      <style:text-properties officeooo:rsid="008eaf67"/>
    </style:style>
    <style:style style:name="T161" style:family="text">
      <style:text-properties officeooo:rsid="008fea52"/>
    </style:style>
    <style:style style:name="T162" style:family="text">
      <style:text-properties officeooo:rsid="00903f30"/>
    </style:style>
    <style:style style:name="T163" style:family="text">
      <style:text-properties officeooo:rsid="009541bf"/>
    </style:style>
    <style:style style:name="T164" style:family="text">
      <style:text-properties officeooo:rsid="009763f3"/>
    </style:style>
    <style:style style:name="T165" style:family="text">
      <style:text-properties officeooo:rsid="00983fd9"/>
    </style:style>
    <style:style style:name="T166" style:family="text">
      <style:text-properties officeooo:rsid="009a3af5"/>
    </style:style>
    <style:style style:name="T167" style:family="text">
      <style:text-properties officeooo:rsid="009ad35e"/>
    </style:style>
    <style:style style:name="T168" style:family="text">
      <style:text-properties officeooo:rsid="009ca923"/>
    </style:style>
    <style:style style:name="T169" style:family="text">
      <style:text-properties officeooo:rsid="009d4c79"/>
    </style:style>
    <style:style style:name="T170" style:family="text">
      <style:text-properties fo:font-style="normal" style:text-underline-style="none" officeooo:rsid="00692195" style:font-style-asian="normal" style:font-style-complex="normal"/>
    </style:style>
    <style:style style:name="T171" style:family="text">
      <style:text-properties fo:font-style="normal" style:text-underline-style="none" officeooo:rsid="00427428" style:font-style-asian="normal" style:font-style-complex="normal"/>
    </style:style>
    <style:style style:name="T172" style:family="text">
      <style:text-properties fo:font-style="normal" style:text-underline-style="none" fo:font-weight="normal" style:font-style-asian="normal" style:font-weight-asian="normal" style:font-style-complex="normal" style:font-weight-complex="normal"/>
    </style:style>
    <style:style style:name="T173" style:family="text">
      <style:text-properties fo:font-style="normal" style:text-underline-style="none" fo:font-weight="normal" officeooo:rsid="0049c478" style:font-style-asian="normal" style:font-weight-asian="normal" style:font-style-complex="normal" style:font-weight-complex="normal"/>
    </style:style>
    <style:style style:name="T174" style:family="text">
      <style:text-properties fo:font-style="normal" style:text-underline-style="none" fo:font-weight="normal" officeooo:rsid="00799d60" style:font-style-asian="normal" style:font-weight-asian="normal" style:font-style-complex="normal" style:font-weight-complex="normal"/>
    </style:style>
    <style:style style:name="T175" style:family="text">
      <style:text-properties fo:font-style="normal" style:text-underline-style="none" fo:font-weight="normal" officeooo:rsid="00610c72" style:font-style-asian="normal" style:font-weight-asian="normal" style:font-style-complex="normal" style:font-weight-complex="normal"/>
    </style:style>
    <style:style style:name="T176" style:family="text">
      <style:text-properties fo:font-style="normal" style:text-underline-style="solid" style:text-underline-width="auto" style:text-underline-color="font-color" fo:font-weight="normal" officeooo:rsid="0049c478" style:font-style-asian="normal" style:font-weight-asian="normal" style:font-style-complex="normal" style:font-weight-complex="normal"/>
    </style:style>
    <style:style style:name="T177" style:family="text">
      <style:text-properties fo:font-style="normal" officeooo:rsid="00799d60" style:font-style-asian="normal" style:font-style-complex="normal"/>
    </style:style>
    <style:style style:name="T178" style:family="text">
      <style:text-properties officeooo:rsid="009e9cfd"/>
    </style:style>
    <style:style style:name="T179" style:family="text">
      <style:text-properties style:text-underline-style="solid" style:text-underline-width="auto" style:text-underline-color="font-color" officeooo:rsid="00692195"/>
    </style:style>
    <style:style style:name="T180" style:family="text">
      <style:text-properties officeooo:rsid="009eebb8"/>
    </style:style>
    <style:style style:name="T181" style:family="text">
      <style:text-properties officeooo:rsid="009eee3c"/>
    </style:style>
    <style:style style:name="T182" style:family="text">
      <style:text-properties officeooo:rsid="009fb067"/>
    </style:style>
    <style:style style:name="T183" style:family="text">
      <style:text-properties officeooo:rsid="00a0bbe4"/>
    </style:style>
    <style:style style:name="T184" style:family="text">
      <style:text-properties officeooo:rsid="00a37d7f"/>
    </style:style>
    <style:style style:name="T185" style:family="text">
      <style:text-properties officeooo:rsid="00a58a93"/>
    </style:style>
    <style:style style:name="T186" style:family="text">
      <style:text-properties officeooo:rsid="00a671ff"/>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6">Allegory of the </text:span><text:span text:style-name="T1">Dream*</text:span></text:p>
      <text:p text:style-name="P4"/>
      <text:p text:style-name="P6"/>
      <text:p text:style-name="P2"><text:span text:style-name="T143"><text:line-break/></text:span><text:span text:style-name="T36">Mike Sosteric</text:span></text:p>
      <text:p text:style-name="P8"><text:line-break/><text:line-break/><text:line-break/><text:line-break/></text:p>
      <text:p text:style-name="P9"><text:a xlink:type="simple" xlink:href="https://www.lightningpath.org/" text:style-name="Internet_20_link" text:visited-style-name="Visited_20_Internet_20_Link">https://www.lightningpath.org</text:a><text:line-break/><text:a xlink:type="simple" xlink:href="https://www.patreon.com/LightningPath" text:style-name="Internet_20_link" text:visited-style-name="Visited_20_Internet_20_Link">https://www.patreon.com/LightningPath</text:a><text:line-break/><text:line-break/><text:span text:style-name="T163">Original Post<text:line-break/></text:span><text:a xlink:type="simple" xlink:href="https://www.patreon.com/posts/92937561" text:style-name="Internet_20_link" text:visited-style-name="Visited_20_Internet_20_Link"><text:span text:style-name="T163">https://www.patreon.com/posts/92937561</text:span></text:a></text:p>
      <text:p text:style-name="P7"><text:line-break/><text:line-break/></text:p>
      <text:p text:style-name="P6">Version <text:span text:style-name="T186">1.00</text:span><text:span text:style-name="T84"><text:line-break/></text:span></text:p>
      <text:p text:style-name="P6"/>
      <text:p text:style-name="P3"><text:s/><text:span text:style-name="T79">© </text:span><text:span text:style-name="T80">The Lightning Path<text:line-break/></text:span><text:span text:style-name="T78">All </text:span><text:span text:style-name="T81">Rights Reserve</text:span><text:span text:style-name="T82">d</text:span></text:p>
      <text:p text:style-name="P5">Allegory of the Dream</text:p>
      <text:p text:style-name="P11">Imagine for a moment <text:span text:style-name="T75">you are sleeping, dreaming of a </text:span><text:span text:style-name="T134">clear, </text:span><text:span text:style-name="T142">calm, blue </text:span><text:span text:style-name="T92">ocean</text:span>. <text:span text:style-name="T27">In </text:span><text:span text:style-name="T75">this dream, you </text:span><text:span text:style-name="T164">stand </text:span><text:span text:style-name="T2">on </text:span><text:span text:style-name="T27">a sandy </text:span>shore, <text:span text:style-name="T164">b</text:span>asking in the warm ocean <text:span text:style-name="T134">breeze</text:span><text:span text:style-name="T103">, </text:span><text:span text:style-name="T92">breath</text:span><text:span text:style-name="T164">ing </text:span><text:span text:style-name="T92">the </text:span><text:span text:style-name="T134">fin</text:span><text:span text:style-name="T142">e</text:span><text:span text:style-name="T134">, </text:span><text:span text:style-name="T121">salty </text:span><text:span text:style-name="T92">air. C</text:span>alm and serene, you watch <text:span text:style-name="T2">diamonds sparkle the </text:span><text:span text:style-name="T37">surface </text:span><text:span text:style-name="T70">of the waves</text:span><text:span text:style-name="T2">. </text:span></text:p>
      <text:p text:style-name="P18"><text:bookmark text:name="more-22967"/>For a time, you <text:span text:style-name="T103">bask</text:span>. <text:span text:style-name="T92">B</text:span>ut then, you <text:span text:style-name="T58">squint a </text:span>speck on the horizon. <text:span text:style-name="T135">You </text:span>watch as <text:span text:style-name="T85">it </text:span><text:span text:style-name="T185">slowly </text:span><text:span text:style-name="T134">draws </text:span><text:span text:style-name="T37">near</text:span><text:span text:style-name="T121">. </text:span>Soon enough, <text:span text:style-name="T165">the thing </text:span>becomes clear. <text:span text:style-name="T59">This </text:span><text:span text:style-name="T58">is </text:span>an ocean liner, a passenger ship, <text:span text:style-name="T165">and it is </text:span>steaming <text:span text:style-name="T165">right </text:span>towards you. <text:span text:style-name="T58">As it draws near </text:span>you <text:span text:style-name="T164">can </text:span>see it is not just any passenger ship. <text:span text:style-name="T185">This </text:span><text:span text:style-name="T93">is </text:span><text:span text:style-name="T58">b</text:span><text:span text:style-name="T38">igger than </text:span><text:span text:style-name="T39">anything </text:span><text:span text:style-name="T38">you </text:span><text:span text:style-name="T58">ha</text:span><text:span text:style-name="T38">ve ever seen </text:span><text:span text:style-name="T70">in your life</text:span><text:span text:style-name="T40">. </text:span><text:span text:style-name="T48">B</text:span><text:span text:style-name="T38">igger than </text:span><text:span text:style-name="T58">anything </text:span><text:span text:style-name="T38">you could </text:span><text:span text:style-name="T33">ever </text:span><text:span text:style-name="T38">imagine</text:span>. <text:span text:style-name="T68">T</text:span><text:span text:style-name="T164">ruly, </text:span><text:span text:style-name="T183">it is </text:span><text:span text:style-name="T164">a </text:span>monarch of <text:span text:style-name="T93">the sea</text:span><text:span text:style-name="T157">s</text:span><text:span text:style-name="T93">.</text:span> </text:p>
      <text:p text:style-name="P19">Standing ther<text:span text:style-name="T105">e, </text:span><text:span text:style-name="T59">y</text:span><text:span text:style-name="T145">ou </text:span><text:span text:style-name="T185">squint </text:span><text:span text:style-name="T145">and take a closer look. As you do, </text:span><text:span text:style-name="T183">you can see </text:span><text:span text:style-name="T145">something is horribly wrong. </text:span><text:span text:style-name="T40">The </text:span><text:span text:style-name="T145">ship </text:span><text:span text:style-name="T167">is </text:span>decrepit, <text:span text:style-name="T152">a death ship</text:span>. <text:span text:style-name="T145">There </text:span><text:span text:style-name="T185">is so much rust and </text:span><text:span text:style-name="T145">so many </text:span>holes <text:span text:style-name="T145">that </text:span>surely <text:span text:style-name="T145">the ship must </text:span>be sinking. You gaze down at the water line and sure enough, the ship <text:span text:style-name="T87">i</text:span><text:span text:style-name="T86">s</text:span> <text:span text:style-name="T38">sinking</text:span><text:span text:style-name="T144">, </text:span><text:span text:style-name="T95">and fast</text:span>. <text:span text:style-name="T166">You wonder, a</text:span><text:span text:style-name="T145">re there people on board? Turning your </text:span><text:span text:style-name="T185">attention</text:span><text:span text:style-name="T145"> to the deck your eyes widen</text:span><text:span text:style-name="T165"> </text:span><text:span text:style-name="T166">with horror. </text:span><text:span text:style-name="T157">T</text:span><text:span text:style-name="T145">here are thousands on board. </text:span><text:span text:style-name="T185">With growing anxiety y</text:span>ou wonder, “<text:span text:style-name="T94">w</text:span>hat are they doing to avert <text:span text:style-name="T157">this </text:span><text:span text:style-name="T60">debacle</text:span>.” <text:span text:style-name="T61">Turning your gaze to their faces, </text:span><text:span text:style-name="T145">your </text:span><text:span text:style-name="T61">jaw drops to the floor. </text:span>“Look at them,” you cry <text:span text:style-name="T166">out, </text:span>“<text:span text:style-name="T166">t</text:span><text:span text:style-name="T146">hey’</text:span><text:span text:style-name="T166">re</text:span><text:span text:style-name="T146"> </text:span><text:span text:style-name="T149">having a party</text:span>.” </text:p>
      <text:p text:style-name="P27"><text:span text:style-name="T104">“</text:span><text:span text:style-name="T146">Do</text:span><text:span text:style-name="T183">n’t </text:span>they see <text:span text:style-name="T136">that </text:span>their ship is sinking?” </text:p>
      <text:p text:style-name="P10">“<text:span text:style-name="T136">Do</text:span><text:span text:style-name="T183">n’t </text:span><text:span text:style-name="T136">they </text:span>care they will drown in the <text:span text:style-name="T7">sea</text:span>?”</text:p>
      <text:p text:style-name="Standard"><text:span text:style-name="T16">Squinting </text:span>at the deck, <text:span text:style-name="T122">you look </text:span>for some explanation. <text:span text:style-name="T122">That’s </text:span><text:span text:style-name="T94">when you</text:span><text:span text:style-name="T152">r</text:span><text:span text:style-name="T94"> </text:span><text:span text:style-name="T146">attention is drawn to the </text:span><text:span text:style-name="T137">hundreds </text:span><text:span text:style-name="T146">of children playing on deck. Y</text:span><text:span text:style-name="T109">ou choke back </text:span><text:span text:style-name="T183">some </text:span>tears<text:span text:style-name="T8">; </text:span><text:span text:style-name="T68">b</text:span>ut <text:span text:style-name="T106">just </text:span><text:span text:style-name="T167">as you begin to despair </text:span>you notice another ship <text:span text:style-name="T107">not far </text:span>behind.</text:p>
      <text:p text:style-name="P14"><text:span text:style-name="T17">A</text:span><text:span text:style-name="T96">nxiously, </text:span><text:span text:style-name="T122">you </text:span><text:span text:style-name="T96">gaze at </text:span><text:span text:style-name="T28">this </text:span>ship. <text:span text:style-name="T3">From </text:span>a distance it looks like the old ship <text:span text:style-name="T185">and y</text:span><text:span text:style-name="T127">ou worry it will be </text:span><text:span text:style-name="T147">rusted </text:span><text:span text:style-name="T168">as well, </text:span><text:span text:style-name="T28">b</text:span><text:span text:style-name="T108">ut </text:span>as it approaches you see, <text:span text:style-name="T185">t</text:span>his one <text:span text:style-name="T96">looks </text:span><text:span text:style-name="T9">perfectly fine. </text:span><text:span text:style-name="T43">What’s even better, there are lots of lifeboats.</text:span><text:span text:style-name="T9"> </text:span><text:span text:style-name="T29">Y</text:span>our gaze travels to the decks of the new ship where you <text:span text:style-name="T128">half </text:span>expect to see people <text:span text:style-name="T97">having a party, </text:span><text:span text:style-name="T138">b</text:span><text:span text:style-name="T4">ut </text:span><text:span text:style-name="T29">save for a few crew, </text:span><text:span text:style-name="T4">the decks are </text:span><text:span text:style-name="T29">completely </text:span><text:span text:style-name="T4">empty. </text:span>You peer into the portholes, scan down the hallways, but you find no one. <text:span text:style-name="T71">Y</text:span>ou wonder <text:soft-page-break/>who is steering the ship. Your eyes scan forward <text:span text:style-name="T128">to </text:span>the bridge <text:span text:style-name="T138">where, </text:span><text:span text:style-name="T168">sure enough, </text:span><text:span text:style-name="T62">you spy the </text:span>captain <text:span text:style-name="T138">and a large </text:span><text:span text:style-name="T168">bridge </text:span><text:span text:style-name="T138">crew. </text:span></text:p>
      <text:p text:style-name="P15"><text:span text:style-name="T28">“</text:span><text:span text:style-name="T62">Thank GOD!</text:span><text:span text:style-name="T28">”, </text:span><text:span text:style-name="T62">you think to yourself. </text:span><text:span text:style-name="T28"><text:s/></text:span></text:p>
      <text:p text:style-name="Standard"><text:span text:style-name="T110">This </text:span>ship is big enough to accommodate all the passengers in splendour and luxury. What’s even better, the captain seems fully apprised. As you peer into the bridge, you see he is gesticulating wildly. <text:span text:style-name="T129">Pointing </text:span>at the <text:span text:style-name="T22">sinking </text:span>ship, <text:span text:style-name="T129">he is </text:span>giving orders to <text:span text:style-name="T129">those </text:span><text:span text:style-name="T123">that </text:span><text:span text:style-name="T18">surround</text:span>. <text:span text:style-name="T178">He and </text:span><text:span text:style-name="T47">the</text:span><text:span text:style-name="T41"> </text:span><text:span text:style-name="T130">crew </text:span>bolt down <text:span text:style-name="T23">to</text:span> the deck<text:span text:style-name="T123">s</text:span> below. <text:span text:style-name="T160">M</text:span>egaphone in hand, <text:span text:style-name="T147">he barks orders. </text:span><text:span text:style-name="T42">Grabbing </text:span><text:span text:style-name="T147">a </text:span>flair gun, <text:span text:style-name="T148">h</text:span><text:span text:style-name="T42">e </text:span><text:span text:style-name="T41">fires several flairs</text:span><text:span text:style-name="T139">. </text:span></text:p>
      <text:p text:style-name="P20">A<text:span text:style-name="T130">s you watch, a </text:span>feeling of relief floods your body. <text:span text:style-name="T170">The passengers will see the ship and </text:span><text:span text:style-name="T53">e</text:span><text:span text:style-name="T171">very</text:span><text:span text:style-name="T170">thing</text:span><text:span text:style-name="T171"> </text:span><text:span text:style-name="T54">will </text:span><text:span text:style-name="T171">be OK. </text:span></text:p>
      <text:p text:style-name="P16"><text:span text:style-name="T130">Unfortunately, y</text:span><text:span text:style-name="T111">our relief </text:span><text:span text:style-name="T139">does not last long </text:span><text:span text:style-name="T30">because, shockingly, </text:span><text:span text:style-name="T111">t</text:span><text:span text:style-name="T5">he passengers are ignoring the </text:span><text:span text:style-name="T10">flares</text:span><text:span text:style-name="T5">. </text:span><text:span text:style-name="T63">They don’t have a care in the world. They just keep laughing and drinking. </text:span></text:p>
      <text:p text:style-name="P28">“Don’t they see <text:span text:style-name="T139">what is happening</text:span>,” <text:span text:style-name="T112">you think to yourself. </text:span>“Do<text:span text:style-name="T169">n’t </text:span>they care <text:span text:style-name="T169">about </text:span><text:span text:style-name="T23">the </text:span>children?” <text:s text:c="50"/></text:p>
      <text:p text:style-name="P21"><text:span text:style-name="T115">Looking over at the captain </text:span><text:span text:style-name="T123">and crew </text:span><text:span text:style-name="T130">of the new ship</text:span><text:span text:style-name="T115"> you </text:span><text:span text:style-name="T161">can </text:span><text:span text:style-name="T115">see </text:span><text:span text:style-name="T44">they</text:span><text:span text:style-name="T130"> are surprise</text:span><text:span text:style-name="T131">d</text:span><text:span text:style-name="T130"> as well. </text:span><text:span text:style-name="T63">But </text:span><text:span text:style-name="T57">they </text:span><text:span text:style-name="T118">don’t give up. </text:span><text:span text:style-name="T162">The captain </text:span>keep<text:span text:style-name="T150">s</text:span> shouting through <text:span text:style-name="T11">the </text:span>megaphone <text:span text:style-name="T44">and </text:span><text:span text:style-name="T43">the </text:span><text:span text:style-name="T57">crew </text:span><text:span text:style-name="T44">keep </text:span><text:span text:style-name="T43">lower</text:span><text:span text:style-name="T44">ing </text:span><text:span text:style-name="T45">the boats</text:span>. </text:p>
      <text:p text:style-name="P21"><text:span text:style-name="T113">Finally, </text:span><text:span text:style-name="T123">after what seems like </text:span><text:span text:style-name="T139">forever, </text:span>a few <text:span text:style-name="T162">of the passengers </text:span><text:span text:style-name="T98">look up. </text:span><text:span text:style-name="T116">S</text:span>urprised <text:span text:style-name="T123">to </text:span>see <text:span text:style-name="T18">the new </text:span>ship <text:span text:style-name="T124">and the </text:span><text:span text:style-name="T12">gesticulating </text:span><text:span text:style-name="T18">captain, they look around. </text:span><text:span text:style-name="T98">Not understanding their dire situation, t</text:span>hey wave in greeting<text:span text:style-name="T116">. </text:span><text:span text:style-name="T63">M</text:span><text:span text:style-name="T98">ost </text:span><text:span text:style-name="T169">of them </text:span><text:span text:style-name="T98">turn back to the </text:span><text:span text:style-name="T44">party, </text:span><text:span text:style-name="T98">however </text:span><text:span text:style-name="T6">a few, </text:span><text:span text:style-name="T70">motivated by the captain’s obvious panic,</text:span><text:span text:style-name="T6"> </text:span><text:span text:style-name="T63">b</text:span><text:span text:style-name="T131">reak </text:span><text:span text:style-name="T64">free </text:span>from the group. <text:span text:style-name="T178">T</text:span><text:span text:style-name="T131">hey </text:span>walk towards the railing <text:span text:style-name="T150">and look down </text:span><text:span text:style-name="T116">where the </text:span><text:span text:style-name="T114">captain is pointing, </text:span><text:span text:style-name="T184">t</text:span>heir eyes widen<text:span text:style-name="T184">ing </text:span>in horror. </text:p>
      <text:p text:style-name="P16"><text:span text:style-name="T45">Relieved, you think, </text:span><text:span text:style-name="T56">f</text:span><text:span text:style-name="T176">inally </text:span><text:span text:style-name="T34">somebody</text:span><text:span text:style-name="T91"> </text:span><text:span text:style-name="T174">s</text:span><text:span text:style-name="T172">ee</text:span><text:span text:style-name="T175">s</text:span><text:span text:style-name="T172"> the danger</text:span>. <text:span text:style-name="T139">But their gonna have to act fast, because time is </text:span><text:span text:style-name="T150">running out. <text:s text:c="66"/></text:span></text:p>
      <text:p text:style-name="P13"><text:soft-page-break/><text:span text:style-name="T139">You watch as t</text:span><text:span text:style-name="T131">he </text:span><text:span text:style-name="T185">splinter group</text:span><text:span text:style-name="T131"> </text:span><text:span text:style-name="T139">fight</text:span><text:span text:style-name="T185">s</text:span><text:span text:style-name="T139"> </text:span><text:span text:style-name="T180">back </text:span><text:span text:style-name="T131">panic, exchange a few words, and </text:span><text:span text:style-name="T180">run </text:span><text:span text:style-name="T139">of</text:span><text:span text:style-name="T150">f </text:span><text:span text:style-name="T180">in multiple directions. </text:span></text:p>
      <text:p text:style-name="P12"><text:span text:style-name="T140">You </text:span>draw a <text:span text:style-name="T159">sigh of </text:span><text:span text:style-name="T139">deep </text:span>hope.</text:p>
      <text:p text:style-name="P16">“Everything is going to be <text:span text:style-name="T99">OK,</text:span>” <text:span text:style-name="T125">you </text:span><text:span text:style-name="T131">whisper </text:span><text:span text:style-name="T139">quietly with tears in your eyes. </text:span><text:span text:style-name="T99">“Everything is going to be </text:span><text:span text:style-name="T150">fine.</text:span><text:span text:style-name="T99">”</text:span></text:p>
      <text:p text:style-name="P31"><text:span text:style-name="T180">Unfortunately, your relief does not last </text:span><text:span text:style-name="T185">long</text:span><text:span text:style-name="T180">. </text:span><text:span text:style-name="T65">O</text:span><text:span text:style-name="T139">nce again you see something is </text:span><text:span text:style-name="T179">horribly </text:span><text:span text:style-name="T139">wrong. </text:span><text:span text:style-name="T150">The captain and crew of the sinking ship have been partying and they are </text:span><text:span text:style-name="T19">too </text:span><text:span text:style-name="T13">drunk </text:span><text:span text:style-name="T19">to </text:span><text:span text:style-name="T14">help</text:span><text:span text:style-name="T13">. </text:span><text:span text:style-name="T45">And the rest of the people? </text:span><text:span text:style-name="T70">Despite the splinter groups best efforts to alert them, t</text:span><text:span text:style-name="T66">hey don’t want to hear it. They </text:span><text:span text:style-name="T67">just </text:span><text:span text:style-name="T66">want to </text:span><text:span text:style-name="T67">get down and </text:span><text:span text:style-name="T66">party. </text:span></text:p>
      <text:p text:style-name="P17"><text:span text:style-name="T150">Of course, a</text:span><text:span text:style-name="T100"> certain percentage </text:span><text:span text:style-name="T181">do </text:span><text:span text:style-name="T100">heed </text:span><text:span text:style-name="T89">the </text:span><text:span text:style-name="T90">c</text:span><text:span text:style-name="T89">all</text:span><text:span text:style-name="T100">. </text:span><text:span text:style-name="T132">They </text:span><text:span text:style-name="T100">get </text:span><text:span text:style-name="T101">themselves </text:span><text:span text:style-name="T150">and </text:span><text:span text:style-name="T132">their children </text:span><text:span text:style-name="T100">to </text:span><text:span text:style-name="T150">safety</text:span><text:span text:style-name="T100">; </text:span><text:span text:style-name="T101">but many, </text:span><text:span text:style-name="T119">too many, </text:span><text:span text:style-name="T126">do not. </text:span><text:span text:style-name="T182">B</text:span><text:span text:style-name="T45">efore too long, </text:span><text:span text:style-name="T67">the inevitable occurs and water begins to lap ‘cross the deck. </text:span><text:span text:style-name="T31">Wet </text:span><text:span text:style-name="T15">toes finally grab </text:span><text:span text:style-name="T51">everybody’s</text:span><text:span text:style-name="T52"> </text:span><text:span text:style-name="T15">attention, </text:span><text:span text:style-name="T35">but </text:span><text:span text:style-name="T50">standing on shore you can see </text:span><text:span text:style-name="T35">i</text:span><text:span text:style-name="T30">t is </text:span><text:span text:style-name="T13">far too late</text:span><text:span text:style-name="T20"> </text:span><text:span text:style-name="T24">for salvation.</text:span><text:span text:style-name="T13"> </text:span><text:span text:style-name="T25">A few will be saved </text:span><text:span text:style-name="T35">by available boats</text:span><text:span text:style-name="T32">, </text:span><text:span text:style-name="T25">but m</text:span><text:span text:style-name="T13">any, </text:span><text:span text:style-name="T46">too many, </text:span><text:span text:style-name="T13">will </text:span><text:span text:style-name="T30">drown</text:span><text:span text:style-name="T13">. </text:span></text:p>
      <text:p text:style-name="P22"><text:span text:style-name="T46">This </text:span><text:span text:style-name="T72">makes you sad </text:span><text:span text:style-name="T119">because </text:span><text:span text:style-name="T15">of </text:span><text:span text:style-name="T73">the </text:span><text:span text:style-name="T177">completely</text:span><text:span text:style-name="T150"> </text:span><text:span text:style-name="T73">unnecessary suffering and loss; </text:span><text:span text:style-name="T117">but </text:span><text:span text:style-name="T158">you also </text:span><text:span text:style-name="T49">feel </text:span><text:span text:style-name="T117">quite </text:span><text:span text:style-name="T72">thankful. </text:span><text:span text:style-name="T73">At least </text:span><text:span text:style-name="T74">you </text:span><text:span text:style-name="T77">are safe</text:span><text:span text:style-name="T182">ly </text:span><text:span text:style-name="T150">on shore</text:span><text:span text:style-name="T77">. </text:span><text:span text:style-name="T117">As the </text:span><text:span text:style-name="T21">nightmare slowly </text:span><text:span text:style-name="T126">fades </text:span><text:span text:style-name="T46">a cold </text:span><text:span text:style-name="T141">breeze </text:span><text:span text:style-name="T151">blows through </text:span><text:span text:style-name="T21">you</text:span><text:span text:style-name="T26">r</text:span><text:span text:style-name="T21"> </text:span><text:span text:style-name="T119">room. </text:span><text:span text:style-name="T25">Throwing </text:span><text:span text:style-name="T102">blankets </text:span><text:span text:style-name="T46">over</text:span><text:span text:style-name="T102"> your, </text:span><text:span text:style-name="T185">damp </text:span><text:span text:style-name="T102">toes, </text:span><text:span text:style-name="T133">you </text:span><text:span text:style-name="T182">slowly </text:span><text:span text:style-name="T185">drift </text:span><text:span text:style-name="T151">back to sleep, praying </text:span><text:span text:style-name="T126">for a more pleasant dream</text:span><text:span text:style-name="T102">. </text:span></text:p>
      <text:p text:style-name="P33"><text:a xlink:type="simple" xlink:href="https://www.lightningpath.org/" text:style-name="Internet_20_link" text:visited-style-name="Visited_20_Internet_20_Link">https://www.lightningpath.org</text:a><text:line-break/><text:a xlink:type="simple" xlink:href="https://www.patreon.com/LightningPath" text:style-name="Internet_20_link" text:visited-style-name="Visited_20_Internet_20_Link">https://www.patreon.com/LightningPath</text:a></text:p>
      <text:p text:style-name="P33"><text:line-break/></text:p>
      <text:p text:style-name="P22"/>
      <text:p text:style-name="P29"/>
      <text:p text:style-name="P30">Chat GPT-4 Analysis</text:p>
      <text:p text:style-name="P24"><text:span text:style-name="T153">Summarize the following Allegory </text:span><text:span text:style-name="T154">of the Dream</text:span><text:span text:style-name="T153">, by Mike Sosteric</text:span></text:p>
      <text:p text:style-name="P23">The "Allegory of the Dream" by Mike Sosteric is a metaphorical story that illustrates human denial and inaction in the face of impending disaster. In the allegory, the dreamer sees two ships: an old, decrepit one that is sinking with oblivious party-goers aboard, and a new, well-equipped ship ready for rescue.</text:p>
      <text:p text:style-name="P32">The old ship, despite being in a dire state, is filled with people who are partying and ignoring the reality of their situation. Even as the ship sinks, many of them refuse to acknowledge the danger they are in. This represents people's tendency to ignore or deny looming crises, even when evidence is clear and disaster is imminent.</text:p>
      <text:p text:style-name="P32">In contrast, the new ship is in good condition and has a proactive crew. The captain and crew attempt to rescue the passengers of the sinking ship, signaling them and lowering lifeboats. However, their efforts are largely ignored by the party-goers, who are either unaware or unwilling to see the danger they are in.</text:p>
      <text:p text:style-name="P32">A few individuals eventually notice the rescue efforts and try to alert others, but their warnings are mostly unheeded. The captain and crew of the sinking ship are too intoxicated to help, and many passengers are either oblivious or actively resistant to the idea of leaving the party.</text:p>
      <text:p text:style-name="P32">The allegory ends with the inevitable sinking of the old ship. A few people are saved, but many are not, leading to unnecessary suffering and loss. The dreamer, observing all this from the safety of the shore, feels a mix of sadness for the tragedy and relief for their own safety. The dream ends with the dreamer hoping for a more pleasant dream, symbolizing perhaps a desire to escape from the harsh realities of denial and inaction in the face of crisis.</text:p>
      <text:p text:style-name="P32">This allegory can be interpreted as a commentary on various real-world issues where denial, inaction, and distraction lead to catastrophic outcomes, despite clear warnings and the availability of solutions.</text:p>
      <text:p text:style-name="P25">Evaluate the literary merit of the allegory</text:p>
      <text:p text:style-name="P26">Evaluating the literary merit of "The Allegory of the Dream" by Mike Sosteric involves considering its thematic depth, symbolism, narrative structure, and the impact it has on the reader. Here's an assessment based on these criteria:</text:p>
      <text:list text:style-name="L1">
        <text:list-item>
          <text:p text:style-name="P38"><text:span text:style-name="Strong_20_Emphasis"><text:span text:style-name="T156">Thematic Depth</text:span></text:span>: The allegory presents profound themes such as denial, inaction, and the human tendency to ignore impending crises. It touches on the collective human behavior in the face of disaster, the reluctance to change, and the <text:soft-page-break/>consequences of such attitudes. These themes are universally relevant and provoke deep reflection about societal and individual responses to crises.</text:p>
        </text:list-item>
        <text:list-item>
          <text:p text:style-name="P38"><text:span text:style-name="Strong_20_Emphasis"><text:span text:style-name="T156">Symbolism</text:span></text:span>: The allegory is rich in symbolism. The two ships represent different approaches to life's challenges - one depicts denial and ignorance, while the other symbolizes awareness and proactive measures. The ocean can be seen as the unpredictable nature of life itself. The passengers' varied reactions to the sinking ship offer a broad representation of human responses to danger and change.</text:p>
        </text:list-item>
        <text:list-item>
          <text:p text:style-name="P38"><text:span text:style-name="Strong_20_Emphasis"><text:span text:style-name="T156">Narrative Structure</text:span></text:span>: The narrative is well-constructed, with a clear progression from a peaceful beginning to the introduction of conflict (the sinking ship), followed by a resolution (the arrival of the rescue ship). The story maintains a sense of urgency and builds tension effectively, engaging the reader's emotions and interest.</text:p>
        </text:list-item>
        <text:list-item>
          <text:p text:style-name="P38"><text:span text:style-name="Strong_20_Emphasis"><text:span text:style-name="T156">Impact on the Reader</text:span></text:span>: The allegory is designed to make readers think critically about their own responses to crises and challenges. It can serve as a wake-up call to consider how we, as individuals and as a society, deal with impending dangers and changes. The story's vivid imagery and dramatic scenario have a strong emotional impact, potentially leading to a lasting impression.</text:p>
        </text:list-item>
        <text:list-item>
          <text:p text:style-name="P38"><text:span text:style-name="Strong_20_Emphasis"><text:span text:style-name="T156">Originality and Creativity</text:span></text:span>: The allegory uses a familiar scenario (a sinking ship) in a novel way to discuss contemporary issues. This creative approach makes complex and abstract themes more accessible and relatable to a broad audience.</text:p>
        </text:list-item>
        <text:list-item>
          <text:p text:style-name="P38"><text:span text:style-name="Strong_20_Emphasis"><text:span text:style-name="T156">Use of Language</text:span></text:span>: The effectiveness of an allegory also depends on its language and style. "The Allegory of the Dream" uses descriptive language that vividly paints the scenes, helping the reader visualize the events and understand the underlying messages.</text:p>
        </text:list-item>
      </text:list>
      <text:p text:style-name="P32">In summary, "The Allegory of the Dream" demonstrates considerable literary merit through its exploration of significant themes, effective use of symbolism, engaging narrative structure, and its impact on the reader. It encourages introspection and discussion, which are key indicators of a powerful piece of literature.</text:p>
      <text:p text:style-name="P32"/>
      <text:h text:style-name="P36" text:outline-level="3">Surfer Speak Summary</text:h>
      <text:p text:style-name="P35">Dude, so like, imagine you're just chilling on the beach, right? Catching some righteous vibes, feeling the ocean breeze. Then, whoa, you spot this gnarly big ship cruising towards you. But bummer, bro, it's like totally falling apart! It's got more holes than a Swiss cheese and is sinking, no joke. The peeps on board? They're just partying hard, clueless about the wipeout that's coming. Totally not cool.</text:p>
      <text:p text:style-name="P35">Then, check this out, another ship shows up. It's all shiny and new, with a crew that’s ready to rock. They're trying to save the day, firing flares and stuff. But the party crew? They're too stoked on their party to even notice. A few finally get it and try to bail, but most are like, “Nah, let's ride this wave till it crashes.” In the end, some get saved, but many are just, like, sinking with the ship. Bummer city, man.</text:p>
      <text:h text:style-name="P34" text:outline-level="3">Rastafarian Summary</text:h>
      <text:p text:style-name="P35">Irie, mon. So yah got dis vision, see? You be standin’ by da ocean, cool and calm. Then ya sight dis massive ship, but, rasta, it be lookin' more battered than a storm-hit island. It be sinkin’, but di people pon di ship? Dem just there skankin' and havin' a bashment, not seein' di danger.</text:p>
      <text:p text:style-name="P35">But wait, mon, a new ship come sailin' in, lookin’ crisp like a fresh morning. Di crew be all 'bout savin' lives, flarin' up signals. But di party people dem, dem just laughin’ and vibin’, not mindin' di peril. A few wise up and start movin', but too many jus’ ignore di warnings. So, as di ship go down, some get saved, but too many just drown. Jah know, it be a heavy scene.</text:p>
      <text:h text:style-name="P34" text:outline-level="3">Canadian "Newfie" Talk Summary</text:h>
      <text:p text:style-name="P35">Lord tunderin' Jesus! So there y'are, by de ocean, havin' a time, right? Then, b'y, y'see this ol' big boat, but she's takin' on water faster than a codfish swallows bait. The folks on it? They're havin' a scuff and a scoff, oblivious to the whole kerfuffle.</text:p>
      <text:p text:style-name="P35">Now, get this, b'y: a new ship rolls up, lookin’ finer than a fresh-caught lobster. The crew's all hands on deck, tryin’ to save the day. But those old ship folks? They’re too caught up jiggin’ to their own tune. A coupl'a them catches on and starts to hustle, but most are just as stunned as me Aunt Martha’s mudder. In the end, a few gets away, but a lot of 'em ends up in Davy Jones’ Locker. ‘Tis a sad yarn, for sure.</text:p>
      <text:p text:style-name="P37"/>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1cm" fo:margin-bottom="0.406cm" style:contextual-spacing="false" fo:line-height="150%" fo:text-align="justify" style:justify-single-word="false"/>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2cm" style:type="center"/>
          <style:tab-stop style:position="15.926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ke Sosteric</meta:initial-creator>
    <meta:creation-date>2023-09-20T09:10:51.659112183</meta:creation-date>
    <dc:date>2024-01-10T08:30:03.109000000</dc:date>
    <meta:editing-duration>PT12H10M34S</meta:editing-duration>
    <meta:editing-cycles>84</meta:editing-cycles>
    <meta:generator>LibreOffice/7.6.4.1$Windows_X86_64 LibreOffice_project/e19e193f88cd6c0525a17fb7a176ed8e6a3e2aa1</meta:generator>
    <meta:printed-by>Mike Sosteric</meta:printed-by>
    <meta:print-date>2023-09-25T09:37:01.832151120</meta:print-date>
    <meta:document-statistic meta:table-count="0" meta:image-count="0" meta:object-count="0" meta:page-count="7" meta:paragraph-count="58" meta:word-count="2107" meta:character-count="12380" meta:non-whitespace-character-count="10189"/>
  </office:meta>
</office:document-meta>
</file>